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07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47cm"/>
    </style:style>
    <style:style style:name="co4" style:family="table-column">
      <style:table-column-properties fo:break-before="auto" style:column-width="11.409cm"/>
    </style:style>
    <style:style style:name="co5" style:family="table-column">
      <style:table-column-properties fo:break-before="auto" style:column-width="12.741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Graph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row table:style-name="ro1">
          <table:table-cell table:style-name="ce1"/>
          <table:table-cell office:value-type="string">
            <text:p>internal</text:p>
          </table:table-cell>
          <table:table-cell office:value-type="string">
            <text:p>public</text:p>
          </table:table-cell>
          <table:table-cell office:value-type="string">
            <text:p>TC related</text:p>
          </table:table-cell>
        </table:table-row>
        <table:table-row table:style-name="ro1">
          <table:table-cell table:style-name="ce1" office:value-type="string">
            <text:p>String getId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ertex createVertex(Class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createEdge(Class, Vertex, Vertex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isLoading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loadingCompleted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oolean isGraphModified(long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long getGraphVersion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isVertexListModified(long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ong getVertexListVersion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oolean isEdgeListModified(long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ong getEdgeListVersion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oolean containsVertex(Vertex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containsEdge(Edge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deleteVertex(Vertex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deleteEdge(Edge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ertex getFirstVertex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Vertex getFirstVertex(Vertex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Vertex getFirstVertex(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Vertex getLastVertex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Edge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Edge(Edge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Edge(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LastEdge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Vertex getVertex(int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Edge(int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int getMaxVCount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nt getExpandedVertexCount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nt getExpandedEdgeCount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nt getMaxECount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nt getVCount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int getECount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void setId(String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terable edges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Iterable edges(Edge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Iterable edges(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List reachableVertices(Vertex, String, Class)</text:p>
          </table:table-cell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</table:table-row>
        <table:table-row table:style-name="ro1">
          <table:table-cell table:style-name="ce1" office:value-type="string">
            <text:p>Iterable vertices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Iterable vertices(Vertex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Iterable vertices(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void defragment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ransaction newTransaction()</text:p>
          </table:table-cell>
          <table:table-cell/>
          <table:table-cell office:value-type="string">
            <text:p>x</text:p>
          </table:table-cell>
          <table:table-cell office:value-type="string">
            <text:p>?</text:p>
          </table:table-cell>
        </table:table-row>
        <table:table-row table:style-name="ro1">
          <table:table-cell table:style-name="ce1" office:value-type="string">
            <text:p>Transaction newReadOnlyTransaction()</text:p>
          </table:table-cell>
          <table:table-cell/>
          <table:table-cell office:value-type="string">
            <text:p>x</text:p>
          </table:table-cell>
          <table:table-cell office:value-type="string">
            <text:p>?</text:p>
          </table:table-cell>
        </table:table-row>
        <table:table-row table:style-name="ro1">
          <table:table-cell table:style-name="ce1" office:value-type="string">
            <text:p>void setCurrentTransaction(Transaction)</text:p>
          </table:table-cell>
          <table:table-cell office:value-type="string">
            <text:p>x</text:p>
          </table:table-cell>
          <table:table-cell/>
          <table:table-cell office:value-type="string">
            <text:p>?</text:p>
          </table:table-cell>
        </table:table-row>
        <table:table-row table:style-name="ro1">
          <table:table-cell table:style-name="ce1" office:value-type="string">
            <text:p>Transaction getCurrentTransaction()</text:p>
          </table:table-cell>
          <table:table-cell/>
          <table:table-cell office:value-type="string">
            <text:p>x</text:p>
          </table:table-cell>
          <table:table-cell office:value-type="string">
            <text:p>?</text:p>
          </table:table-cell>
        </table:table-row>
        <table:table-row table:style-name="ro1">
          <table:table-cell table:style-name="ce1" office:value-type="string">
            <text:p>void commit()</text:p>
          </table:table-cell>
          <table:table-cell/>
          <table:table-cell office:value-type="string">
            <text:p>x</text:p>
          </table:table-cell>
          <table:table-cell office:value-type="string">
            <text:p>?</text:p>
          </table:table-cell>
        </table:table-row>
        <table:table-row table:style-name="ro1">
          <table:table-cell table:style-name="ce1" office:value-type="string">
            <text:p>void abort()</text:p>
          </table:table-cell>
          <table:table-cell/>
          <table:table-cell office:value-type="string">
            <text:p>x</text:p>
          </table:table-cell>
          <table:table-cell office:value-type="string">
            <text:p>?</text:p>
          </table:table-cell>
        </table:table-row>
        <table:table-row table:style-name="ro1">
          <table:table-cell table:style-name="ce1" office:value-type="string">
            <text:p>boolean isInConflict()</text:p>
          </table:table-cell>
          <table:table-cell office:value-type="string">
            <text:p>x</text:p>
          </table:table-cell>
          <table:table-cell table:style-name="ce3"/>
          <table:table-cell/>
        </table:table-row>
        <table:table-row table:style-name="ro1">
          <table:table-cell table:style-name="ce1" office:value-type="string">
            <text:p>Savepoint defineSavepoint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restoreSavepoint(Savepoint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hasStandardSupport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hasTransactionSupport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hasDatabaseSupport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sortVertices(Comparator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sortEdges(Comparator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addGraphStructureChangedListener(GraphStructureChangedListener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removeGraphStructureChangedListener(GraphStructureChangedListener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removeAllGraphStructureChangedListeners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int getGraphStructureChangedListenerCount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CARuleManagerInterface getECARuleManager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TraversalContext setTraversalContext(TraversalContext)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style-name="ce1" office:value-type="string">
            <text:p>TraversalContext getTraversalContext()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 table:number-rows-repeated="6547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Vertex" table:style-name="ta1" table:print="false">
        <table:table-column table:style-name="co4" table:default-cell-style-name="Default"/>
        <table:table-column table:style-name="co2" table:number-columns-repeated="3" table:default-cell-style-name="ce2"/>
        <table:table-row table:style-name="ro1">
          <table:table-cell table:style-name="ce1"/>
          <table:table-cell office:value-type="string">
            <text:p>internal</text:p>
          </table:table-cell>
          <table:table-cell office:value-type="string">
            <text:p>public</text:p>
          </table:table-cell>
          <table:table-cell office:value-type="string">
            <text:p>TC related</text:p>
          </table:table-cell>
        </table:table-row>
        <table:table-row table:style-name="ro1">
          <table:table-cell table:style-name="ce1" office:value-type="string">
            <text:p>void delete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isIncidenceListModified(long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ong getIncidenceListVersion()</text:p>
          </table:table-cell>
          <table:table-cell table:style-name="ce3" office:value-type="string">
            <text:p>x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int getDegree()</text:p>
          </table:table-cell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</table:table-row>
        <table:table-row table:style-name="ro1">
          <table:table-cell table:style-name="ce1" office:value-type="string">
            <text:p>int getDegree(EdgeDirection)</text:p>
          </table:table-cell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</table:table-row>
        <table:table-row table:style-name="ro1">
          <table:table-cell table:style-name="ce1" office:value-type="string">
            <text:p>int getDegree(EdgeClass)</text:p>
          </table:table-cell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</table:table-row>
        <table:table-row table:style-name="ro1">
          <table:table-cell table:style-name="ce1" office:value-type="string">
            <text:p>int getDegree(Class)</text:p>
          </table:table-cell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</table:table-row>
        <table:table-row table:style-name="ro1">
          <table:table-cell table:style-name="ce1" office:value-type="string">
            <text:p>int getDegree(EdgeClass, EdgeDirection)</text:p>
          </table:table-cell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</table:table-row>
        <table:table-row table:style-name="ro1">
          <table:table-cell table:style-name="ce1" office:value-type="string">
            <text:p>int getDegree(Class, EdgeDirection)</text:p>
          </table:table-cell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</table:table-row>
        <table:table-row table:style-name="ro1">
          <table:table-cell table:style-name="ce1" office:value-type="string">
            <text:p>Vertex getNextVertex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Vertex getNextVertex(Vertex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Vertex getNextVertex(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Vertex getPrevVertex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Incidence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Incidence(EdgeDirection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Incidence(boolean, AggregationKind[]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Incidence(Edge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Incidence(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Incidence(EdgeClass, EdgeDirection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Incidence(Class, EdgeDirection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LastIncidence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boolean isBefore(Vertex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putBefore(Vertex)</text:p>
          </table:table-cell>
          <table:table-cell table:style-name="Default"/>
          <table:table-cell table:style-name="ce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isAfter(Vertex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putAfter(Vertex)</text:p>
          </table:table-cell>
          <table:table-cell table:style-name="Default"/>
          <table:table-cell table:style-name="ce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Iterable incidences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Iterable incidences(EdgeDirection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Iterable incidences(EdgeClass, EdgeDirection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Iterable incidences(Class, EdgeDirection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Iterable incidences(Edge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Iterable incidences(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List reachableVertices(String, Class)</text:p>
          </table:table-cell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</table:table-row>
        <table:table-row table:style-name="ro1">
          <table:table-cell table:style-name="ce1" office:value-type="string">
            <text:p>Set reachableVertices(Class, PathElement[])</text:p>
          </table:table-cell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</table:table-row>
        <table:table-row table:style-name="ro1">
          <table:table-cell table:style-name="ce1" office:value-type="string">
            <text:p>boolean isValidAlpha(Edge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oolean isValidOmega(Edge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sortIncidences(Comparator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DirectedM1EdgeClass getEdgeForRolename(String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ist adjacences(String)</text:p>
          </table:table-cell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</table:table-row>
        <table:table-row table:style-name="ro1">
          <table:table-cell table:style-name="ce1" office:value-type="string">
            <text:p>Edge addAdjacence(String, Vertex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List removeAdjacences(String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removeAdjacence(String, Vertex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 table:number-rows-repeated="6549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Edge" table:style-name="ta1" table:print="false">
        <table:table-column table:style-name="co5" table:default-cell-style-name="Default"/>
        <table:table-column table:style-name="co2" table:number-columns-repeated="3" table:default-cell-style-name="ce2"/>
        <table:table-column table:style-name="co2" table:default-cell-style-name="Default"/>
        <table:table-row table:style-name="ro1">
          <table:table-cell table:style-name="ce1"/>
          <table:table-cell office:value-type="string">
            <text:p>internal</text:p>
          </table:table-cell>
          <table:table-cell office:value-type="string">
            <text:p>public</text:p>
          </table:table-cell>
          <table:table-cell office:value-type="string">
            <text:p>TC related</text:p>
          </table:table-cell>
          <table:table-cell/>
        </table:table-row>
        <table:table-row table:style-name="ro1">
          <table:table-cell table:style-name="ce1" office:value-type="string">
            <text:p>void delete(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Edge getNextIncidence(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Incidence(EdgeDirection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Incidence(boolean, AggregationKind[]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Incidence(EdgeClass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Incidence(Class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Incidence(EdgeClass, EdgeDirection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Incidence(Class, EdgeDirection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Incidence(EdgeClass, boolean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Incidence(Class, boolean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Incidence(EdgeClass, EdgeDirection, boolean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Incidence(Class, EdgeDirection, boolean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PrevIncidence(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ertex getThis(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ertex getThat(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tring getThisRole(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tring getThatRole(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Edge getNextEdge(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Edge(EdgeClass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Edge(Class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PrevEdge(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ertex getAlpha(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ertex getOmega(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oolean isBeforeIncidence(Edge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oolean isAfterIncidence(Edge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oolean isBeforeEdge(Edge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putBeforeEdge(Edge)</text:p>
          </table:table-cell>
          <table:table-cell/>
          <table:table-cell table:style-name="ce3" office:value-type="string">
            <text:p>x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boolean isAfterEdge(Edge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putAfterEdge(Edge)</text:p>
          </table:table-cell>
          <table:table-cell/>
          <table:table-cell table:style-name="ce3" office:value-type="string">
            <text:p>x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void setAlpha(Vertex)</text:p>
          </table:table-cell>
          <table:table-cell/>
          <table:table-cell table:style-name="ce3"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setOmega(Vertex)</text:p>
          </table:table-cell>
          <table:table-cell/>
          <table:table-cell table:style-name="ce3"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setThis(Vertex)</text:p>
          </table:table-cell>
          <table:table-cell/>
          <table:table-cell table:style-name="ce3"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setThat(Vertex)</text:p>
          </table:table-cell>
          <table:table-cell/>
          <table:table-cell table:style-name="ce3"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putIncidenceBefore(Edge)</text:p>
          </table:table-cell>
          <table:table-cell/>
          <table:table-cell table:style-name="ce3"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putIncidenceAfter(Edge)</text:p>
          </table:table-cell>
          <table:table-cell/>
          <table:table-cell table:style-name="ce3"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Edge getNormalEdge(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Edge getReversedEdge(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oolean isNormal(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ggregationKind getSemantics()</text:p>
          </table:table-cell>
          <table:table-cell/>
          <table:table-cell table:style-name="ce3"/>
          <table:table-cell/>
          <table:table-cell office:value-type="string">
            <text:p>getBlahAggregationKind</text:p>
          </table:table-cell>
        </table:table-row>
        <table:table-row table:style-name="ro1">
          <table:table-cell table:style-name="ce1" office:value-type="string">
            <text:p>AggregationKind getAlphaSemantics()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UMBENENNEN!!</text:p>
          </table:table-cell>
        </table:table-row>
        <table:table-row table:style-name="ro1">
          <table:table-cell table:style-name="ce1" office:value-type="string">
            <text:p>AggregationKind getOmegaSemantics()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UMBENENNEN!!</text:p>
          </table:table-cell>
        </table:table-row>
        <table:table-row table:style-name="ro1">
          <table:table-cell table:style-name="ce1" office:value-type="string">
            <text:p>AggregationKind getThisSemantics()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UMBENENNEN!!</text:p>
          </table:table-cell>
        </table:table-row>
        <table:table-row table:style-name="ro1">
          <table:table-cell table:style-name="ce1" office:value-type="string">
            <text:p>AggregationKind getThatSemantics()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UMBENENNEN!!</text:p>
          </table:table-cell>
        </table:table-row>
        <table:table-row table:style-name="ro1" table:number-rows-repeated="65491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de" fo:country="DE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8">28.09.2011</text:date>, <text:time>13:29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scha Strauß</meta:initial-creator>
    <meta:creation-date>2011-09-14T15:28:09</meta:creation-date>
    <dc:date>2011-09-28T13:29:32</dc:date>
    <meta:editing-duration>PT00H37M35S</meta:editing-duration>
    <meta:editing-cycles>6</meta:editing-cycles>
    <meta:generator>OpenOffice.org/3.2$Unix OpenOffice.org_project/320m18$Build-9502</meta:generator>
    <meta:document-statistic meta:table-count="3" meta:cell-count="421" meta:object-count="0"/>
  </office:meta>
</office:document-meta>
</file>